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0.18cm" fo:min-width="49.4cm" fo:padding-top="0.175cm" fo:padding-bottom="0.175cm" fo:padding-left="0.3cm" fo:padding-right="0.3cm" style:protect="position 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358cm" fo:min-width="0.108cm" fo:padding-top="0.175cm" fo:padding-bottom="0.175cm" fo:padding-left="0.3cm" fo:padding-right="0.3cm"/>
    </style:style>
    <style:style style:name="gr6" style:family="graphic" style:parent-style-name="Arrow_20_Line" style:list-style-name="L1">
      <style:graphic-properties draw:textarea-vertical-align="middle" draw:line-distance="0.799cm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1.05cm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0.799cm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1.05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02cm" fo:min-width="0cm" fo:padding-top="0.175cm" fo:padding-bottom="0.175cm" fo:padding-left="0.3cm" fo:padding-right="0.3cm"/>
    </style:style>
    <style:style style:name="gr11" style:family="graphic" style:parent-style-name="Arrow_20_Line">
      <style:graphic-properties draw:textarea-vertical-align="middle" draw:line-distance="1.15cm" draw:placing="below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4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182cm" fo:min-width="0cm" fo:padding-top="0.175cm" fo:padding-bottom="0.175cm" fo:padding-left="0.3cm" fo:padding-right="0.3cm"/>
    </style:style>
    <style:style style:name="gr15" style:family="graphic" style:parent-style-name="Arrow_20_Line" style:list-style-name="L1">
      <style:graphic-properties draw:textarea-vertical-align="middle" draw:line-distance="0.799cm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1.3cm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4.088cm" draw:placing="below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line-distance="0.799cm"/>
      <style:paragraph-properties style:writing-mode="lr-tb"/>
    </style:style>
    <style:style style:name="gr19" style:family="graphic" style:parent-style-name="Arrow_20_Line" style:list-style-name="L1">
      <style:graphic-properties draw:textarea-vertical-align="middle" draw:line-distance="1.15cm" draw:placing="below"/>
      <style:paragraph-properties style:writing-mode="lr-tb"/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602cm" fo:min-width="0cm" fo:padding-top="0.175cm" fo:padding-bottom="0.175cm" fo:padding-left="0.3cm" fo:padding-right="0.3cm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Arrow_20_Line">
      <style:graphic-properties draw:textarea-vertical-align="middle" draw:line-distance="1.95cm" draw:placing="above"/>
      <style:paragraph-properties style:writing-mode="lr-tb"/>
    </style:style>
    <style:style style:name="gr23" style:family="graphic" style:parent-style-name="Arrow_20_Line" style:list-style-name="L1">
      <style:graphic-properties draw:textarea-vertical-align="middle" draw:line-distance="2.3cm" draw:placing="below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0cm" svg:height="40.53cm" svg:x="4.7cm" svg:y="0.7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5cm" svg:y1="10.75cm" svg:x2="54.75cm" svg:y2="10.75cm">
          <text:p/>
        </draw:line>
        <draw:line draw:style-name="gr2" draw:text-style-name="P1" draw:layer="layout" svg:x1="4.75cm" svg:y1="20.75cm" svg:x2="54.75cm" svg:y2="20.75cm">
          <text:p/>
        </draw:line>
        <draw:line draw:style-name="gr2" draw:text-style-name="P1" draw:layer="layout" svg:x1="4.75cm" svg:y1="30.75cm" svg:x2="54.75cm" svg:y2="30.75cm">
          <text:p/>
        </draw:line>
        <draw:frame draw:style-name="gr3" draw:text-style-name="P2" draw:layer="layout" svg:width="5cm" svg:height="1.25cm" svg:x="5.25cm" svg:y="1.25cm">
          <draw:text-box>
            <text:p>hinten</text:p>
          </draw:text-box>
        </draw:frame>
        <draw:frame draw:style-name="gr3" draw:text-style-name="P2" draw:layer="layout" svg:width="5cm" svg:height="1.25cm" svg:x="5.25cm" svg:y="11cm">
          <draw:text-box>
            <text:p>oben</text:p>
          </draw:text-box>
        </draw:frame>
        <draw:frame draw:style-name="gr3" draw:text-style-name="P2" draw:layer="layout" svg:width="5cm" svg:height="1.25cm" svg:x="5.25cm" svg:y="21.25cm">
          <draw:text-box>
            <text:p>vorne</text:p>
          </draw:text-box>
        </draw:frame>
        <draw:frame draw:style-name="gr3" draw:text-style-name="P2" draw:layer="layout" svg:width="5cm" svg:height="1.25cm" svg:x="5.25cm" svg:y="31.25cm">
          <draw:text-box>
            <text:p>unten</text:p>
          </draw:text-box>
        </draw:frame>
        <draw:measure draw:style-name="gr4" draw:text-style-name="P4" draw:layer="measurelines" svg:x1="9.5cm" svg:y1="0.75cm" svg:x2="9.5cm" svg:y2="10.75cm">
          <text:p text:style-name="P3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4" draw:layer="measurelines" svg:x1="9.5cm" svg:y1="10.75cm" svg:x2="9.5cm" svg:y2="20.75cm">
          <text:p text:style-name="P3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4" draw:layer="measurelines" svg:x1="9.5cm" svg:y1="20.75cm" svg:x2="9.5cm" svg:y2="30.75cm">
          <text:p text:style-name="P3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4" draw:layer="measurelines" svg:x1="54.75cm" svg:y1="11.25cm" svg:x2="45.75cm" svg:y2="11.25cm">
          <text:p text:style-name="P3"><text:span text:style-name="T1"><text:measure text:kind="gap"/></text:span><text:span text:style-name="T1"><text:measure text:kind="value">9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5" draw:text-style-name="P1" draw:layer="measurelines" svg:width="1cm" svg:height="1cm" svg:x="45.25cm" svg:y="10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6" draw:text-style-name="P5" draw:layer="measurelines" svg:x1="45.584cm" svg:y1="9.793cm" svg:x2="44.77cm" svg:y2="10.565cm">
          <text:p text:style-name="P5"><text:span text:style-name="T1">3mm</text:span><text:span text:style-name="T1"><text:measure text:kind="gap"/></text:span></text:p>
        </draw:measure>
        <draw:measure draw:style-name="gr7" draw:text-style-name="P5" draw:layer="measurelines" svg:x1="45.75cm" svg:y1="11cm" svg:x2="17.55cm" svg:y2="11cm">
          <text:p text:style-name="P5"><text:span text:style-name="T1"><text:measure text:kind="gap"/></text:span><text:span text:style-name="T1"><text:measure text:kind="value">28,2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5" draw:text-style-name="P1" draw:layer="measurelines" svg:width="1cm" svg:height="1cm" svg:x="17.087cm" svg:y="10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" draw:text-style-name="P5" draw:layer="measurelines" svg:x1="17.421cm" svg:y1="9.78cm" svg:x2="16.607cm" svg:y2="10.552cm">
          <text:p text:style-name="P5"><text:span text:style-name="T1">3mm</text:span><text:span text:style-name="T1"><text:measure text:kind="gap"/></text:span></text:p>
        </draw:measure>
        <draw:measure draw:style-name="gr9" draw:text-style-name="P5" draw:layer="measurelines" svg:x1="54.717cm" svg:y1="19.703cm" svg:x2="13.717cm" svg:y2="19.703cm">
          <text:p text:style-name="P5"><text:span text:style-name="T1"><text:measure text:kind="gap"/></text:span><text:span text:style-name="T1"><text:measure text:kind="value">4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0" draw:text-style-name="P1" draw:layer="measurelines" svg:width="0.5cm" svg:height="2cm" svg:x="13.25cm" svg:y="1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4" draw:text-style-name="P4" draw:layer="measurelines" svg:x1="13.749cm" svg:y1="21.75cm" svg:x2="13.249cm" svg:y2="21.75cm">
          <text:p text:style-name="P3"><text:span text:style-name="T1">3 mm</text:span><text:span text:style-name="T1"><text:measure text:kind="gap"/></text:span></text:p>
        </draw:measure>
        <draw:measure draw:style-name="gr11" draw:text-style-name="P4" draw:layer="measurelines" svg:x1="13.241cm" svg:y1="19.783cm" svg:x2="13.241cm" svg:y2="21.768cm">
          <text:p text:style-name="P4"><text:s text:c="2"/><text:measure text:kind="gap"/>1,5 <text:measure text:kind="unit">cm</text:measure><text:measure text:kind="gap"/></text:p>
        </draw:measure>
        <draw:frame draw:style-name="gr12" draw:text-style-name="P7" draw:layer="measurelines" svg:width="19.499cm" svg:height="3.25cm" draw:transform="rotate (1.5711453926453) translate (1.75cm 21cm)">
          <draw:text-box>
            <text:p text:style-name="P6"><text:span text:style-name="T2">Die Bohrungen sind NICHT maßstabsgerecht gezeichnet, </text:span><text:span text:style-name="T2"><text:line-break/></text:span><text:span text:style-name="T2">sondern vergrößert dargestellt !</text:span></text:p>
          </draw:text-box>
        </draw:frame>
        <draw:measure draw:style-name="gr13" draw:text-style-name="P5" draw:layer="measurelines" svg:x1="54.732cm" svg:y1="25.023cm" svg:x2="44.732cm" svg:y2="25.023cm">
          <text:p text:style-name="P5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4" draw:text-style-name="P1" draw:layer="measurelines" svg:width="0.75cm" svg:height="0.75cm" svg:x="44.353cm" svg:y="2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5" draw:text-style-name="P5" draw:layer="measurelines" svg:x1="44.467cm" svg:y1="23.925cm" svg:x2="43.853cm" svg:y2="24.532cm">
          <text:p text:style-name="P5"><text:span text:style-name="T1"><text:s/></text:span><text:span text:style-name="T1">2mm (2 x)</text:span><text:span text:style-name="T1"><text:measure text:kind="gap"/></text:span></text:p>
        </draw:measure>
        <draw:custom-shape draw:style-name="gr14" draw:text-style-name="P1" draw:layer="measurelines" svg:width="0.75cm" svg:height="0.75cm" svg:x="42.564cm" svg:y="24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6" draw:text-style-name="P5" draw:layer="measurelines" svg:x1="42.907cm" svg:y1="24.514cm" svg:x2="44.703cm" svg:y2="24.499cm">
          <text:p text:style-name="P5"><text:span text:style-name="T1"><text:measure text:kind="gap"/></text:span><text:span text:style-name="T1"><text:measure text:kind="value">1,8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17" draw:text-style-name="P5" draw:layer="measurelines" svg:x1="42.788cm" svg:y1="24.751cm" svg:x2="42.788cm" svg:y2="26.251cm">
          <text:p text:style-name="P5"><text:span text:style-name="T1"><text:measure text:kind="gap"/></text:span><text:span text:style-name="T1"><text:measure text:kind="value">1,5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4" draw:layer="measurelines" svg:x1="54.75cm" svg:y1="35cm" svg:x2="44.75cm" svg:y2="35cm">
          <text:p text:style-name="P3"><text:span text:style-name="T1"><text:measure text:kind="gap"/></text:span><text:span text:style-name="T1"><text:measure text:kind="value">10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4" draw:text-style-name="P1" draw:layer="measurelines" svg:width="0.75cm" svg:height="0.75cm" svg:x="44.353cm" svg:y="3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8" draw:text-style-name="P5" draw:layer="measurelines" svg:x1="44.467cm" svg:y1="33.925cm" svg:x2="43.853cm" svg:y2="34.532cm">
          <text:p text:style-name="P5"><text:span text:style-name="T1"><text:s/></text:span><text:span text:style-name="T1">8mm</text:span></text:p>
        </draw:measure>
        <draw:measure draw:style-name="gr19" draw:text-style-name="P5" draw:layer="measurelines" svg:x1="44.35cm" svg:y1="30.75cm" svg:x2="44.35cm" svg:y2="34.75cm">
          <text:p text:style-name="P5"><text:span text:style-name="T1"><text:measure text:kind="gap"/></text:span><text:span text:style-name="T1"><text:measure text:kind="value">4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20" draw:text-style-name="P1" draw:layer="measurelines" svg:width="0.5cm" svg:height="2cm" draw:transform="rotate (-1.5707963267949) translate (44.75cm 2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1" draw:text-style-name="P5" draw:layer="measurelines" svg:x1="42.75cm" svg:y1="26.499cm" svg:x2="42.75cm" svg:y2="25.999cm">
          <text:p text:style-name="P5"><text:span text:style-name="T1">3 mm</text:span><text:span text:style-name="T1"><text:measure text:kind="gap"/></text:span></text:p>
        </draw:measure>
        <draw:measure draw:style-name="gr22" draw:text-style-name="P4" draw:layer="measurelines" svg:x1="44.717cm" svg:y1="25.991cm" svg:x2="42.732cm" svg:y2="25.991cm">
          <text:p text:style-name="P4"><text:s text:c="2"/><text:measure text:kind="gap"/>1,5 <text:measure text:kind="unit">cm</text:measure><text:measure text:kind="gap"/></text:p>
        </draw:measure>
        <draw:measure draw:style-name="gr23" draw:text-style-name="P5" draw:layer="measurelines" svg:x1="42.36cm" svg:y1="20.75cm" svg:x2="42.36cm" svg:y2="24.75cm">
          <text:p text:style-name="P5"><text:span text:style-name="T1"><text:measure text:kind="gap"/></text:span><text:span text:style-name="T1"><text:measure text:kind="value">4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frame draw:style-name="gr12" draw:text-style-name="P2" draw:layer="layout" svg:width="15.499cm" svg:height="3.25cm" draw:transform="rotate (1.5711453926453) translate (1.755cm 39.25cm)">
          <draw:text-box>
            <text:p><text:span text:style-name="T3">TEUTRONIC GmbH , nutzbar unter GNU GPL V3</text:span><text:span text:style-name="T3"><text:line-break/></text:span><text:span text:style-name="T3">Für die Richtigkeit wird keinerlei Gewähr übernommen !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5T14:15:40.648000000</meta:creation-date>
    <dc:date>2020-10-25T18:13:14.472000000</dc:date>
    <meta:editing-duration>PT46M59S</meta:editing-duration>
    <meta:editing-cycles>8</meta:editing-cycles>
    <meta:generator>LibreOffice/7.0.0.3$Windows_X86_64 LibreOffice_project/8061b3e9204bef6b321a21033174034a5e2ea88e</meta:generator>
    <meta:print-date>2020-10-15T16:05:37.142000000</meta:print-date>
    <meta:document-statistic meta:object-count="37"/>
  </office:meta>
</office:document-meta>
</file>